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5.401cm"/>
    </style:style>
    <style:style style:name="co3" style:family="table-column">
      <style:table-column-properties fo:break-before="auto" style:column-width="3.858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8.6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7"/>
        <table:table-row table:style-name="ro1">
          <table:table-cell table:style-name="ce3" office:value-type="string" calcext:value-type="string">
            <text:p>வகை</text:p>
          </table:table-cell>
          <table:table-cell table:style-name="ce3" office:value-type="string" calcext:value-type="string">
            <text:p>பெயர்</text:p>
          </table:table-cell>
          <table:table-cell table:style-name="ce3" office:value-type="string" calcext:value-type="string">
            <text:p>தமிழாக்கம்</text:p>
          </table:table-cell>
          <table:table-cell table:style-name="ce3" office:value-type="string" calcext:value-type="string">
            <text:p>இணைப்பு</text:p>
          </table:table-cell>
          <table:table-cell table:style-name="ce3" office:value-type="string" calcext:value-type="string">
            <text:p>கருத்து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எதிர்கால குறியீட்டாளர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ta.futurecoder.io/" xlink:type="simple">https://ta.futurecoder.io/</text:a>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தோனி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thonny.org/" xlink:type="simple">https://thonny.org/</text:a></text:p>
          </table:table-cell>
          <table:table-cell table:style-name="ce4" office:value-type="string" calcext:value-type="string">
            <text:p>பைத்தான் ஒருங்கிணைந்த வளர்ச்சி சூழல். </text:p>
            <text:p>அனைத்து முறைமைகளுக்கும் கிடைக்கும் (சாளரங்கள், மேக், லினக்சு )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எல்லாம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www.voidtools.com/downloads/" xlink:type="simple">https://www.voidtools.com/downloads/</text:a>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விஎல்சி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<text:a xlink:href="https://www.videolan.org/vlc/#download" xlink:type="simple">https://www.videolan.org/vlc/#download</text:a>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அழகி+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<text:a xlink:href="https://www.azhagi.com/azhagi-free-apps-store.php" xlink:type="simple">https://www.azhagi.com/azhagi-free-apps-store.php</text:a>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இனிய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<text:a xlink:href="https://www.iniyatamil.com/Downloads" xlink:type="simple">https://www.iniyatamil.com/Downloads</text:a>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  <table:table-cell table:number-columns-repeated="16379"/>
        </table:table-row>
        <table:table-row table:style-name="ro6" table:number-rows-repeated="104856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2-28T21:25:07.798000000</dc:date>
    <meta:editing-duration>PT1H1M9S</meta:editing-duration>
    <meta:editing-cycles>13</meta:editing-cycles>
    <meta:generator>LibreOffice/7.4.3.2$Windows_x86 LibreOffice_project/1048a8393ae2eeec98dff31b5c133c5f1d08b890</meta:generator>
    <meta:document-statistic meta:table-count="1" meta:cell-count="35" meta:object-count="0"/>
  </office:meta>
</office:document-meta>
</file>